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Liberation Serif" fo:font-size="12pt" officeooo:rsid="00202f5b" officeooo:paragraph-rsid="00042a6c" style:font-size-asian="12pt" style:font-size-complex="12pt"/>
    </style:style>
    <style:style style:name="P5" style:family="paragraph" style:parent-style-name="Preformatted_20_Text">
      <style:text-properties officeooo:rsid="0018a34c" officeooo:paragraph-rsid="0018a34c"/>
    </style:style>
    <style:style style:name="P6"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7"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8"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9" style:family="paragraph" style:parent-style-name="Standard">
      <style:text-properties officeooo:rsid="00024706" officeooo:paragraph-rsid="00042a6c"/>
    </style:style>
    <style:style style:name="P10"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1"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12" style:family="paragraph" style:parent-style-name="Standard">
      <style:text-properties officeooo:rsid="00042a6c" officeooo:paragraph-rsid="00042a6c"/>
    </style:style>
    <style:style style:name="P13" style:family="paragraph" style:parent-style-name="Standard">
      <style:text-properties officeooo:rsid="001ff018" officeooo:paragraph-rsid="00042a6c"/>
    </style:style>
    <style:style style:name="P14" style:family="paragraph" style:parent-style-name="Standard">
      <style:text-properties fo:color="#000000" style:font-name="Menlo" fo:font-size="9pt" officeooo:rsid="001ff018" officeooo:paragraph-rsid="00042a6c"/>
    </style:style>
    <style:style style:name="P15" style:family="paragraph" style:parent-style-name="Standard">
      <style:text-properties fo:color="#000000" style:font-name="Liberation Serif" fo:font-size="12pt" officeooo:rsid="00202f5b" officeooo:paragraph-rsid="00042a6c" style:font-size-asian="12pt" style:font-size-complex="12pt"/>
    </style:style>
    <style:style style:name="P16" style:family="paragraph" style:parent-style-name="Standard">
      <style:text-properties style:font-name="Liberation Serif" fo:font-size="12pt" officeooo:rsid="00202f5b" officeooo:paragraph-rsid="00042a6c" style:font-size-asian="12pt" style:font-size-complex="12pt"/>
    </style:style>
    <style:style style:name="P17" style:family="paragraph" style:parent-style-name="Standard">
      <style:text-properties officeooo:rsid="00115ef6" officeooo:paragraph-rsid="00042a6c"/>
    </style:style>
    <style:style style:name="P18" style:family="paragraph" style:parent-style-name="Standard">
      <style:text-properties officeooo:rsid="000c9061" officeooo:paragraph-rsid="000c9061"/>
    </style:style>
    <style:style style:name="P19" style:family="paragraph" style:parent-style-name="Standard" style:list-style-name="L1">
      <style:text-properties officeooo:rsid="001ff018" officeooo:paragraph-rsid="00042a6c"/>
    </style:style>
    <style:style style:name="P20" style:family="paragraph" style:parent-style-name="Standard">
      <style:text-properties fo:color="#000000" style:font-name="Menlo" fo:font-size="9pt" officeooo:rsid="00206d15" officeooo:paragraph-rsid="00042a6c"/>
    </style:style>
    <style:style style:name="P21" style:family="paragraph" style:parent-style-name="Standard">
      <style:text-properties fo:color="#000000" style:font-name="Menlo" fo:font-size="9pt" officeooo:rsid="00206d15" officeooo:paragraph-rsid="0018a34c"/>
    </style:style>
    <style:style style:name="P22" style:family="paragraph" style:parent-style-name="Standard">
      <style:text-properties fo:color="#000000" style:font-name="Menlo" fo:font-size="9pt" officeooo:rsid="001ae6a1" officeooo:paragraph-rsid="001ae6a1"/>
    </style:style>
    <style:style style:name="P23" style:family="paragraph" style:parent-style-name="Standard">
      <style:text-properties fo:color="#000000" style:font-name="Menlo" fo:font-size="9pt" officeooo:rsid="00202f5b" officeooo:paragraph-rsid="00042a6c"/>
    </style:style>
    <style:style style:name="P24" style:family="paragraph" style:parent-style-name="Standard" style:list-style-name="L1">
      <style:text-properties officeooo:rsid="00199aba" officeooo:paragraph-rsid="00199aba"/>
    </style:style>
    <style:style style:name="P25" style:family="paragraph" style:parent-style-name="Standard">
      <style:text-properties officeooo:paragraph-rsid="00199aba"/>
    </style:style>
    <style:style style:name="P26" style:family="paragraph" style:parent-style-name="Standard">
      <style:text-properties officeooo:rsid="001ae6a1" officeooo:paragraph-rsid="001ae6a1"/>
    </style:style>
    <style:style style:name="P27"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P28" style:family="paragraph" style:parent-style-name="Preformatted_20_Text">
      <style:text-properties fo:color="#000000" style:font-name="Menlo" fo:font-size="9pt" officeooo:rsid="001ae6a1" officeooo:paragraph-rsid="001ae6a1"/>
    </style:style>
    <style:style style:name="P29" style:family="paragraph" style:parent-style-name="Preformatted_20_Text">
      <style:text-properties fo:color="#000000" style:font-name="Liberation Serif" fo:font-size="12pt" officeooo:rsid="00202f5b" officeooo:paragraph-rsid="001ae6a1" style:font-size-asian="12pt" style:font-size-complex="12pt"/>
    </style:style>
    <style:style style:name="P30" style:family="paragraph" style:parent-style-name="Preformatted_20_Text">
      <style:text-properties fo:color="#000000" style:font-name="Liberation Serif" fo:font-size="12pt" officeooo:rsid="001ae6a1" officeooo:paragraph-rsid="001ae6a1" style:font-size-asian="12pt" style:font-size-complex="12pt"/>
    </style:style>
    <style:style style:name="P31" style:family="paragraph" style:parent-style-name="Preformatted_20_Text">
      <style:text-properties officeooo:paragraph-rsid="00042a6c"/>
    </style:style>
    <style:style style:name="P32" style:family="paragraph" style:parent-style-name="Preformatted_20_Text">
      <style:text-properties officeooo:paragraph-rsid="001ae6a1"/>
    </style:style>
    <style:style style:name="P3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ae6a1" officeooo:paragraph-rsid="001ae6a1"/>
    </style:style>
    <style:style style:name="P34"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35"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1ae6a1" officeooo:paragraph-rsid="001ae6a1"/>
    </style:style>
    <style:style style:name="P36" style:family="paragraph" style:parent-style-name="Preformatted_20_Text" style:list-style-name="L5">
      <loext:graphic-properties draw:fill="solid" draw:fill-color="#ffffff" draw:opacity="100%"/>
      <style:paragraph-properties fo:margin-top="0in" fo:margin-bottom="0.1965in" loext:contextual-spacing="false" fo:background-color="#ffffff"/>
      <style:text-properties fo:color="#660099" style:font-name="Menlo" fo:font-size="9pt" officeooo:rsid="001ae6a1" officeooo:paragraph-rsid="001ae6a1"/>
    </style:style>
    <style:style style:name="P37"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06d15"/>
    </style:style>
    <style:style style:name="T9" style:family="text">
      <style:text-properties fo:color="#000000" style:font-name="Menlo" fo:font-size="9pt" officeooo:rsid="001685ce"/>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officeooo:rsid="001ff018" style:font-size-asian="12pt" style:font-size-complex="12pt"/>
    </style:style>
    <style:style style:name="T12" style:family="text">
      <style:text-properties fo:color="#000000" style:font-name="Liberation Serif" fo:font-size="12pt" officeooo:rsid="00042a6c" style:font-size-asian="12pt" style:font-size-complex="12pt"/>
    </style:style>
    <style:style style:name="T13" style:family="text">
      <style:text-properties fo:color="#000000" style:font-name="Liberation Serif" fo:font-size="12pt" officeooo:rsid="00059997" style:font-size-asian="12pt" style:font-size-complex="12pt"/>
    </style:style>
    <style:style style:name="T14" style:family="text">
      <style:text-properties fo:color="#000000" style:font-name="Liberation Serif" fo:font-size="12pt" officeooo:rsid="000fffd3" style:font-size-asian="12pt" style:font-size-complex="12pt"/>
    </style:style>
    <style:style style:name="T15" style:family="text">
      <style:text-properties fo:color="#000000" style:font-name="Liberation Serif" fo:font-size="12pt" officeooo:rsid="00199aba" style:font-size-asian="12pt" style:font-size-complex="12pt"/>
    </style:style>
    <style:style style:name="T16" style:family="text">
      <style:text-properties fo:color="#000000" officeooo:rsid="001ae6a1"/>
    </style:style>
    <style:style style:name="T17" style:family="text">
      <style:text-properties officeooo:rsid="00206d15"/>
    </style:style>
    <style:style style:name="T18" style:family="text">
      <style:text-properties officeooo:rsid="00202f5b"/>
    </style:style>
    <style:style style:name="T19" style:family="text">
      <style:text-properties officeooo:rsid="00226268"/>
    </style:style>
    <style:style style:name="T20" style:family="text">
      <style:text-properties officeooo:rsid="000c9061"/>
    </style:style>
    <style:style style:name="T21" style:family="text">
      <style:text-properties officeooo:rsid="000e4480"/>
    </style:style>
    <style:style style:name="T22" style:family="text">
      <style:text-properties officeooo:rsid="000fffd3"/>
    </style:style>
    <style:style style:name="T23" style:family="text">
      <style:text-properties officeooo:rsid="0013ab76"/>
    </style:style>
    <style:style style:name="T24" style:family="text">
      <style:text-properties officeooo:rsid="00199aba"/>
    </style:style>
    <style:style style:name="T25" style:family="text">
      <style:text-properties officeooo:rsid="001ae6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IZOP <text:span text:style-name="T1">SPECIFICATION</text:span></text:p>
      <text:p text:style-name="P11"><text:span text:style-name="T24">PHA MODELS</text:span> – <text:span text:style-name="T20">IMPLEMENTATION IN CODE</text:span></text:p>
      <text:p text:style-name="P10"/>
      <text:p text:style-name="P17">Level: <text:span text:style-name="T20">4</text:span></text:p>
      <text:p text:style-name="P18">Spec file number: 40<text:span text:style-name="T24">4</text:span></text:p>
      <text:p text:style-name="P9">Version: 0.1 (under initial construction)</text:p>
      <text:p text:style-name="P9"/>
      <text:p text:style-name="P12">INTRODUCTION</text:p>
      <text:p text:style-name="P13">A <text:span text:style-name="T24">PHA model</text:span> is <text:span text:style-name="T24">a collection of data used to perform a type of process hazards analysis, along with associated calculations and analysis methods</text:span>. Examples of <text:span text:style-name="T2">Viewports</text:span> are:</text:p>
      <text:list xml:id="list138140300" text:style-name="L1">
        <text:list-item>
          <text:p text:style-name="P19">Fault tree <text:span text:style-name="T24">analysis</text:span></text:p>
        </text:list-item>
        <text:list-item>
          <text:p text:style-name="P19">HAZOP</text:p>
        </text:list-item>
        <text:list-item>
          <text:p text:style-name="P19">Alarm rationalization</text:p>
        </text:list-item>
        <text:list-item>
          <text:p text:style-name="P24">CHAZOP</text:p>
        </text:list-item>
        <text:list-item>
          <text:p text:style-name="P24">Event tree analysis</text:p>
        </text:list-item>
      </text:list>
      <text:p text:style-name="P13"/>
      <text:p text:style-name="P13"><text:span text:style-name="T24">Each PHA model can be visualised and edited through one or more Viewports. Multiple PHA models can be hosted in a single Project.</text:span></text:p>
      <text:p text:style-name="P13"/>
      <text:p text:style-name="P13">IMPLEMENTATION OF <text:span text:style-name="T24">PHA MODELS IN CODE</text:span></text:p>
      <text:p text:style-name="P25"><text:span text:style-name="T3">A PHA model is a subclass of class </text:span><text:span text:style-name="T6">core_classes.PHAModelBaseClass. </text:span><text:span text:style-name="T11">In general, </text:span><text:span text:style-name="T14">the class and methods for </text:span><text:span text:style-name="T15">associated </text:span><text:span text:style-name="T12">Viewport</text:span><text:span text:style-name="T15">s</text:span><text:span text:style-name="T11"> will be implemented in </text:span><text:span text:style-name="T15">a dedicated </text:span><text:span text:style-name="T13">module</text:span><text:span text:style-name="T11">; </text:span><text:span text:style-name="T15">a </text:span><text:span text:style-name="T11">current example are in module faulttree. </text:span></text:p>
      <text:p text:style-name="P25"><text:span text:style-name="T11"/></text:p>
      <text:p text:style-name="P26"><text:span text:style-name="T11">A </text:span><text:span text:style-name="T10">PHA object is an instance of such a subclass. Each PHA object contains elements (such as initiating events and gates in a fault tree), which may themselves contain components (such as the element's name, and frequency or probability value).</text:span></text:p>
      <text:p text:style-name="P26"><text:span text:style-name="T10"/></text:p>
      <text:p text:style-name="P26"><text:span text:style-name="T10">Each PHA object exists in the datacore. A remote instance of Vizop has a list of PHA objects in the project, but does not have the full data set. (This is to ensure there is only 1 copy of the full data set, to avoid inconsistencies.) Instead, the remote Vizop instance only receives the data required to render Viewports on demand.</text:span></text:p>
      <text:p text:style-name="P14"/>
      <text:p text:style-name="P16"><text:span text:style-name="T16">Each PHA model</text:span><text:span text:style-name="T4"> class must have the following attributes:</text:span></text:p>
      <text:p text:style-name="P32"><text:span text:style-name="T7">IsBaseClass</text:span><text:span text:style-name="T8"> (bool) – must be False</text:span></text:p>
      <text:p text:style-name="P31"><text:span text:style-name="T7">InternalName</text:span><text:span text:style-name="T8"> (str)</text:span></text:p>
      <text:p text:style-name="P1"><text:span text:style-name="T25">Human</text:span>Name<text:span text:style-name="T17"> (str)</text:span></text:p>
      <text:p text:style-name="P1">PreferredKbdShortcut<text:span text:style-name="T17"> (str, 1 char)</text:span></text:p>
      <text:p text:style-name="P2"><text:span text:style-name="T18">NewPHAObjRequired (subclass of </text:span>core_classes.PHAModelBaseClass <text:span text:style-name="T22">or None)</text:span></text:p>
      <text:p text:style-name="P2"/>
      <text:p text:style-name="P3">The following class attributes are optional:</text:p>
      <text:p text:style-name="P28">(To be completed)</text:p>
      <text:p text:style-name="P28"/>
      <text:p text:style-name="P3">Class instances <text:span text:style-name="T25">(PHA objects) </text:span>must have the following attributes:</text:p>
      <text:p text:style-name="P20">ID (str)</text:p>
      <text:p text:style-name="P22">Numbering (NumberingItem instance)</text:p>
      <text:p text:style-name="P23"/>
      <text:p text:style-name="P15">The class must have the following methods:</text:p>
      <text:p text:style-name="P28">(To be completed)</text:p>
      <text:p text:style-name="P28"/>
      <text:p text:style-name="P5"><text:span text:style-name="T9">T</text:span><text:span text:style-name="T5">he following instance attributes are required:</text:span></text:p>
      <text:p text:style-name="P21"><text:span text:style-name="T5"/></text:p>
      <text:p text:style-name="P30">The following instance methods are required:</text:p>
      <text:p text:style-name="P28">WalkOverAllElements() - a generator that returns all elements in the PHA object</text:p>
      <text:p text:style-name="P29"/>
      <text:p text:style-name="P4">The following <text:span text:style-name="T23">instance</text:span> methods are optional:</text:p>
      <text:p text:style-name="P33"><text:span text:style-name="T19">(</text:span>To complete)</text:p>
      <text:p text:style-name="P35"><text:soft-page-break/>REQUIREMENTS FOR PHA ELEMENTS</text:p>
      <text:p text:style-name="P35">Elements must have the following attributes or properties:</text:p>
      <text:list xml:id="list4038988477" text:style-name="L5">
        <text:list-item>
          <text:p text:style-name="P36">HostPHAObj (a PHA object) – the PHA object to which the element belongs</text:p>
        </text:list-item>
        <text:list-item>
          <text:p text:style-name="P36">Siblings (list of PHA elements) – a list of PHA elements at the same level of hierarchy as this one. This is used to achieve numbering. Usually, this will refer to a list of elements one level higher in the hierarchy.</text:p>
        </text:list-item>
      </text:list>
      <text:p text:style-name="P34"/>
      <text:p text:style-name="P34">CREATING A NEW <text:span text:style-name="T25">PHA MODEL</text:span></text:p>
      <text:p text:style-name="P35">Creating a new PHA model is done by creating a new Viewport for the PHA model. The PHA model itself is then created as a by-product of creating the Viewport. For example, if the user wants to make a new FT, he/she actually requests a FT tree display Viewport for a new FT. See spec 402 for details.</text:p>
      <text:p text:style-name="P37"/>
      <text:p text:style-name="P8">SWITCHING TO ANOTHER PHA OBJECT</text:p>
      <text:p text:style-name="P7">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7">The flow of control is as follows:</text:p>
      <text:list xml:id="list1832192289" text:style-name="L4">
        <text:list-item>
          <text:p text:style-name="P27">Choice widget handler receives the user input.</text:p>
        </text:list-item>
        <text:list-item>
          <text:p text:style-name="P27">Calls SwitchToPHAObj()</text:p>
        </text:list-item>
        <text:list-item>
          <text:p text:style-name="P27">Calls DoSwitchToViewportCommand()</text:p>
        </text:list-item>
        <text:list-item>
          <text:p text:style-name="P27">Control Frame sends a command RQ_SwitchToViewport to datacore</text:p>
        </text:list-item>
        <text:list-item>
          <text:p text:style-name="P27"><text:span text:style-name="T21">R</text:span>Q_SwitchToViewport is picked up by DatacoreSwitchToViewport()</text:p>
        </text:list-item>
        <text:list-item>
          <text:p text:style-name="P27">A reply RP_SwitchToViewport is sent from datacore to Control Frame, <text:span text:style-name="T21">containing the Viewport redraw data.</text:span></text:p>
        </text:list-item>
        <text:list-item>
          <text:p text:style-name="P27">RP_SwitchToViewport is handled by HandleIncomingReplyToControlFrame()</text:p>
        </text:list-item>
        <text:list-item>
          <text:p text:style-name="P27">Calls PostProcessSwitchToViewport()</text:p>
        </text:list-item>
        <text:list-item>
          <text:p text:style-name="P27">Calls SwitchToViewport()</text:p>
        </text:list-item>
        <text:list-item>
          <text:p text:style-name="P27">Calls ShowViewport()</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7-02T14:48:16.997989713</dc:date>
    <meta:editing-duration>P2DT4H24M15S</meta:editing-duration>
    <meta:editing-cycles>21</meta:editing-cycles>
    <meta:document-statistic meta:table-count="0" meta:image-count="0" meta:object-count="0" meta:page-count="2" meta:paragraph-count="54" meta:word-count="589" meta:character-count="3687" meta:non-whitespace-character-count="3164"/>
  </office:meta>
</office:document-meta>
</file>